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placeholder text:placeholder-type="text">&lt;if test="company.header"&gt;</text:placeholder></text:p>
        <text:p text:style-name="P1"><text:placeholder text:placeholder-type="text">&lt;company.header&gt;</text:placeholder></text:p>
        <text:p text:style-name="P1"><text:placeholder text:placeholder-type="text">&lt;/if&gt;</text:placeholder></text:p>
        <text:p text:style-name="Header"><text:placeholder text:placeholder-type="text">&lt;company.party.name&gt;</text:placeholder></text:p>
        <text:p text:style-name="Header"><text:placeholder text:placeholder-type="text">&lt;if test="company.party.addresses"&gt;</text:placeholder></text:p>
        <text:p text:style-name="Header"><text:placeholder text:placeholder-type="text">&lt;company.party.addresses[0].street or ''&gt;</text:placeholder></text:p>
        <text:p text:style-name="Header"><text:placeholder text:placeholder-type="text">&lt;company.party.addresses[0].streetbis or ''&gt;</text:placeholder></text:p>
        <text:p text:style-name="Header"><text:placeholder text:placeholder-type="text">&lt;company.party.addresses[0].zip or ''&gt;</text:placeholder> <text:placeholder text:placeholder-type="text">&lt;company.party.addresses[0].city or ''&gt;</text:placeholder></text:p>
        <text:p text:style-name="Header"><text:placeholder text:placeholder-type="text">&lt;if test="company.party.addresses[0].country"&gt;</text:placeholder></text:p>
        <text:p text:style-name="Header"><text:placeholder text:placeholder-type="text">&lt;company.party.addresses[0].country.name&gt;</text:placeholder></text:p>
        <text:p text:style-name="Header"><text:placeholder text:placeholder-type="text">&lt;/if&gt;</text:placeholder></text:p>
        <text:p text:style-name="Header"><text:placeholder text:placeholder-type="text">&lt;if test="company.party.addresses[0].phone"&gt;</text:placeholder></text:p>
        <text:p text:style-name="Header">Phone: <text:placeholder text:placeholder-type="text">&lt;company.party.addresses[0].phone&gt;</text:placeholder></text:p>
        <text:p text:style-name="Header"><text:placeholder text:placeholder-type="text">&lt;/if&gt;</text:placeholder></text:p>
        <text:p text:style-name="Header"><text:placeholder text:placeholder-type="text">&lt;if test="company.party.addresses[0].email"&gt;</text:placeholder></text:p>
        <text:p text:style-name="Header">Email: <text:placeholder text:placeholder-type="text">&lt;company.party.addresses[0].email&gt;</text:placeholder></text:p>
        <text:p text:style-name="Header"><text:placeholder text:placeholder-type="text">&lt;/if&gt;</text:placeholder></text:p>
        <text:p text:style-name="Header"><text:placeholder text:placeholder-type="text">&lt;/if&gt;</text:placeholder></text:p>
      </style:header>
      <style:footer>
        <text:p text:style-name="P2"><text:placeholder text:placeholder-type="text">&lt;if test="company.footer"&gt;</text:placeholder></text:p>
        <text:p text:style-name="P2"><text:placeholder text:placeholder-type="text">&lt;company.footer&gt;</text:placeholder></text:p>
        <text:p text:style-name="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6:08</meta:creation-date>
    <dc:date>2008-07-17T11:57:32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2" meta:character-count="37"/>
  </office:meta>
</office:document-meta>
</file>